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5.8125in" table:align="left"/>
    </style:style>
    <style:style style:name="Таблица1.A" style:family="table-column">
      <style:table-column-properties style:column-width="0.75in"/>
    </style:style>
    <style:style style:name="Таблица1.B" style:family="table-column">
      <style:table-column-properties style:column-width="1.125in"/>
    </style:style>
    <style:style style:name="Таблица1.C" style:family="table-column">
      <style:table-column-properties style:column-width="1.75in"/>
    </style:style>
    <style:style style:name="Таблица1.D" style:family="table-column">
      <style:table-column-properties style:column-width="0.4375in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1.E1" style:family="table-cell">
      <style:table-cell-properties fo:padding="0.0382in" fo:border="0.5pt solid #000000" style:writing-mode="page"/>
    </style:style>
    <style:style style:name="Таблица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1.E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Таблица2" style:family="table">
      <style:table-properties style:width="4.0625in" table:align="left"/>
    </style:style>
    <style:style style:name="Таблица2.A" style:family="table-column">
      <style:table-column-properties style:column-width="1.75in"/>
    </style:style>
    <style:style style:name="Таблица2.B" style:family="table-column">
      <style:table-column-properties style:column-width="2.3125in"/>
    </style:style>
    <style:style style:name="Таблица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Таблица2.B1" style:family="table-cell">
      <style:table-cell-properties fo:padding="0.0382in" fo:border="0.5pt solid #000000" style:writing-mode="page"/>
    </style:style>
    <style:style style:name="Таблица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Таблица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fo:font-size="22pt" fo:language="ru" fo:country="RU" officeooo:rsid="00692d14" officeooo:paragraph-rsid="0018105a" style:font-size-asian="22pt" style:font-size-complex="22pt"/>
    </style:style>
    <style:style style:name="P2" style:family="paragraph" style:parent-style-name="Title">
      <style:text-properties fo:font-size="22pt" fo:language="ru" fo:country="RU" officeooo:rsid="00692d14" officeooo:paragraph-rsid="0018105a" style:font-size-asian="22pt" style:font-size-complex="22pt"/>
    </style:style>
    <style:style style:name="P3" style:family="paragraph" style:parent-style-name="Text_20_body">
      <style:paragraph-properties fo:text-align="center" style:justify-single-word="false"/>
      <style:text-properties fo:font-size="18pt" fo:language="ru" fo:country="RU" officeooo:rsid="00692d14" officeooo:paragraph-rsid="0018105a" style:font-size-asian="18pt" style:font-size-complex="18pt"/>
    </style:style>
    <style:style style:name="P4" style:family="paragraph" style:parent-style-name="Text_20_body">
      <style:paragraph-properties fo:text-align="center" style:justify-single-word="false"/>
      <style:text-properties fo:font-size="18pt" fo:language="ru" fo:country="RU" officeooo:rsid="0021455d" officeooo:paragraph-rsid="0021455d" style:font-size-asian="18pt" style:font-size-complex="18pt"/>
    </style:style>
    <style:style style:name="P5" style:family="paragraph" style:parent-style-name="Text_20_body">
      <style:paragraph-properties fo:text-align="center" style:justify-single-word="false"/>
      <style:text-properties fo:font-size="18pt" fo:language="ru" fo:country="RU" officeooo:rsid="0023d958" officeooo:paragraph-rsid="0023d958" style:font-size-asian="18pt" style:font-size-complex="18pt"/>
    </style:style>
    <style:style style:name="P6" style:family="paragraph" style:parent-style-name="Contents_20_Heading">
      <style:text-properties officeooo:paragraph-rsid="0021455d"/>
    </style:style>
    <style:style style:name="P7" style:family="paragraph" style:parent-style-name="Text_20_body">
      <style:paragraph-properties fo:text-align="justify" style:justify-single-word="false"/>
      <style:text-properties officeooo:rsid="00226292" officeooo:paragraph-rsid="00226292"/>
    </style:style>
    <style:style style:name="P8" style:family="paragraph" style:parent-style-name="Heading_20_1">
      <style:paragraph-properties fo:text-align="center" style:justify-single-word="false" fo:break-before="page"/>
      <style:text-properties officeooo:rsid="00226292" officeooo:paragraph-rsid="00226292"/>
    </style:style>
    <style:style style:name="P9" style:family="paragraph" style:parent-style-name="Text_20_body">
      <style:text-properties officeooo:rsid="0025181c" officeooo:paragraph-rsid="0025181c"/>
    </style:style>
    <style:style style:name="P10" style:family="paragraph" style:parent-style-name="Heading_20_1">
      <style:paragraph-properties fo:text-align="center" style:justify-single-word="false"/>
      <style:text-properties officeooo:rsid="0025181c" officeooo:paragraph-rsid="0025181c"/>
    </style:style>
    <style:style style:name="P11" style:family="paragraph" style:parent-style-name="Text_20_body">
      <style:paragraph-properties fo:text-align="justify" style:justify-single-word="false"/>
      <style:text-properties officeooo:rsid="0025181c" officeooo:paragraph-rsid="0025181c"/>
    </style:style>
    <style:style style:name="P12" style:family="paragraph" style:parent-style-name="Text_20_body">
      <style:paragraph-properties fo:text-align="center" style:justify-single-word="false"/>
      <style:text-properties fo:font-size="26pt" fo:language="ru" fo:country="RU" fo:font-weight="bold" officeooo:rsid="009a03ad" officeooo:paragraph-rsid="0018105a" style:font-size-asian="22.75pt" style:font-weight-asian="bold" style:font-size-complex="26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officeooo:rsid="0023d958" officeooo:paragraph-rsid="0023d958"/>
    </style:style>
    <style:style style:name="P1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Text_20_body">
      <style:text-properties officeooo:rsid="0039c1a7" officeooo:paragraph-rsid="0039c1a7"/>
    </style:style>
    <style:style style:name="P18" style:family="paragraph" style:parent-style-name="Heading_20_1">
      <style:text-properties officeooo:rsid="0039c1a7" officeooo:paragraph-rsid="004dc232"/>
    </style:style>
    <style:style style:name="P19" style:family="paragraph" style:parent-style-name="Heading_20_1">
      <style:text-properties officeooo:rsid="003a9646" officeooo:paragraph-rsid="003a9646"/>
    </style:style>
    <style:style style:name="P20" style:family="paragraph" style:parent-style-name="Text_20_body">
      <style:text-properties officeooo:rsid="003a9646" officeooo:paragraph-rsid="003a9646"/>
    </style:style>
    <style:style style:name="P21" style:family="paragraph" style:parent-style-name="Tabl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officeooo:rsid="00276f62" officeooo:paragraph-rsid="00276f62"/>
    </style:style>
    <style:style style:name="P23" style:family="paragraph" style:parent-style-name="Table_20_Contents">
      <style:paragraph-properties fo:text-align="justify" style:justify-single-word="false"/>
      <style:text-properties fo:font-weight="bold" officeooo:rsid="00276f62" officeooo:paragraph-rsid="00276f62" fo:background-color="transparent" style:font-weight-asian="bold" style:font-weight-complex="bold"/>
    </style:style>
    <style:style style:name="P24" style:family="paragraph" style:parent-style-name="Table_20_Contents">
      <style:text-properties fo:font-weight="bold" officeooo:rsid="002d693c" officeooo:paragraph-rsid="002d693c" style:font-weight-asian="bold" style:font-weight-complex="bold"/>
    </style:style>
    <style:style style:name="P25" style:family="paragraph" style:parent-style-name="Text_20_body">
      <style:text-properties fo:font-weight="bold" officeooo:rsid="003d709d" officeooo:paragraph-rsid="003d709d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justify" style:justify-single-word="false"/>
      <style:text-properties officeooo:rsid="002923cd" officeooo:paragraph-rsid="002923cd"/>
    </style:style>
    <style:style style:name="P28" style:family="paragraph" style:parent-style-name="Table_20_Contents">
      <style:paragraph-properties fo:text-align="justify" style:justify-single-word="false"/>
      <style:text-properties officeooo:rsid="002923cd" officeooo:paragraph-rsid="00296919"/>
    </style:style>
    <style:style style:name="P29" style:family="paragraph" style:parent-style-name="Table_20_Contents">
      <style:paragraph-properties fo:text-align="justify" style:justify-single-word="false"/>
      <style:text-properties officeooo:rsid="00296919" officeooo:paragraph-rsid="00296919"/>
    </style:style>
    <style:style style:name="P30" style:family="paragraph" style:parent-style-name="Table_20_Contents">
      <style:paragraph-properties fo:text-align="justify" style:justify-single-word="false"/>
      <style:text-properties officeooo:rsid="002ada43" officeooo:paragraph-rsid="002ada43"/>
    </style:style>
    <style:style style:name="P31" style:family="paragraph" style:parent-style-name="Table_20_Contents">
      <style:text-properties officeooo:rsid="002d693c" officeooo:paragraph-rsid="002d693c"/>
    </style:style>
    <style:style style:name="P32" style:family="paragraph" style:parent-style-name="Text_20_body">
      <style:text-properties officeooo:rsid="002d693c" officeooo:paragraph-rsid="002d693c"/>
    </style:style>
    <style:style style:name="P33" style:family="paragraph" style:parent-style-name="Table_20_Contents">
      <style:text-properties officeooo:rsid="002e7c82" officeooo:paragraph-rsid="002e7c82"/>
    </style:style>
    <style:style style:name="P34" style:family="paragraph" style:parent-style-name="Text_20_body">
      <style:text-properties officeooo:rsid="002e7c82" officeooo:paragraph-rsid="002e7c82"/>
    </style:style>
    <style:style style:name="P35" style:family="paragraph" style:parent-style-name="Text_20_body">
      <style:paragraph-properties fo:text-align="justify" style:justify-single-word="false"/>
      <style:text-properties officeooo:rsid="00257821" officeooo:paragraph-rsid="00257821"/>
    </style:style>
    <style:style style:name="P36" style:family="paragraph" style:parent-style-name="Text_20_body">
      <style:paragraph-properties fo:text-align="justify" style:justify-single-word="false"/>
      <style:text-properties officeooo:rsid="00257821" officeooo:paragraph-rsid="002894c5"/>
    </style:style>
    <style:style style:name="P37" style:family="paragraph" style:parent-style-name="Text_20_body">
      <style:paragraph-properties fo:text-align="justify" style:justify-single-word="false"/>
      <style:text-properties officeooo:rsid="00257821" officeooo:paragraph-rsid="002bde38"/>
    </style:style>
    <style:style style:name="P38" style:family="paragraph" style:parent-style-name="Text_20_body">
      <style:paragraph-properties fo:text-align="justify" style:justify-single-word="false"/>
      <style:text-properties officeooo:rsid="00257821" officeooo:paragraph-rsid="00499c2f"/>
    </style:style>
    <style:style style:name="P39" style:family="paragraph" style:parent-style-name="Text_20_body">
      <style:paragraph-properties fo:text-align="justify" style:justify-single-word="false"/>
      <style:text-properties officeooo:rsid="002bde38" officeooo:paragraph-rsid="002bde38"/>
    </style:style>
    <style:style style:name="P40" style:family="paragraph" style:parent-style-name="Text_20_body">
      <style:text-properties officeooo:rsid="002f7a5a" officeooo:paragraph-rsid="002f7a5a"/>
    </style:style>
    <style:style style:name="P41" style:family="paragraph" style:parent-style-name="Text_20_body">
      <style:text-properties officeooo:rsid="0030dcb7" officeooo:paragraph-rsid="004dc232"/>
    </style:style>
    <style:style style:name="P42" style:family="paragraph" style:parent-style-name="Text_20_body">
      <style:paragraph-properties fo:text-align="justify" style:justify-single-word="false"/>
      <style:text-properties officeooo:rsid="00329eb3" officeooo:paragraph-rsid="00329eb3"/>
    </style:style>
    <style:style style:name="P43" style:family="paragraph" style:parent-style-name="Text_20_body">
      <style:text-properties officeooo:rsid="00329eb3" officeooo:paragraph-rsid="004dc232"/>
    </style:style>
    <style:style style:name="P44" style:family="paragraph" style:parent-style-name="Text_20_body">
      <style:text-properties officeooo:rsid="00344c3b" officeooo:paragraph-rsid="00344c3b"/>
    </style:style>
    <style:style style:name="P45" style:family="paragraph" style:parent-style-name="Text_20_body">
      <style:paragraph-properties fo:text-align="justify" style:justify-single-word="false"/>
      <style:text-properties officeooo:rsid="00344c3b" officeooo:paragraph-rsid="00344c3b"/>
    </style:style>
    <style:style style:name="P46" style:family="paragraph" style:parent-style-name="Text_20_body">
      <style:text-properties officeooo:rsid="00351022" officeooo:paragraph-rsid="00351022"/>
    </style:style>
    <style:style style:name="P47" style:family="paragraph" style:parent-style-name="Text_20_body">
      <style:text-properties officeooo:rsid="00351022" officeooo:paragraph-rsid="00344c3b"/>
    </style:style>
    <style:style style:name="P48" style:family="paragraph" style:parent-style-name="Text_20_body">
      <style:text-properties officeooo:rsid="00351022" officeooo:paragraph-rsid="003f346e"/>
    </style:style>
    <style:style style:name="P49" style:family="paragraph" style:parent-style-name="Text_20_body">
      <style:text-properties officeooo:rsid="0036e3eb" officeooo:paragraph-rsid="0036e3eb"/>
    </style:style>
    <style:style style:name="P50" style:family="paragraph" style:parent-style-name="Text_20_body">
      <style:text-properties officeooo:rsid="003849ec" officeooo:paragraph-rsid="003849ec"/>
    </style:style>
    <style:style style:name="P51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52" style:family="paragraph" style:parent-style-name="Text_20_body">
      <style:text-properties officeooo:rsid="003f75a8" officeooo:paragraph-rsid="003f75a8"/>
    </style:style>
    <style:style style:name="P53" style:family="paragraph" style:parent-style-name="Text_20_body">
      <style:paragraph-properties fo:text-align="justify" style:justify-single-word="false"/>
      <style:text-properties officeooo:rsid="0040d1b0" officeooo:paragraph-rsid="0040d1b0"/>
    </style:style>
    <style:style style:name="P54" style:family="paragraph" style:parent-style-name="Text_20_body">
      <style:paragraph-properties fo:text-align="justify" style:justify-single-word="false"/>
      <style:text-properties officeooo:rsid="004240b3" officeooo:paragraph-rsid="0043019a"/>
    </style:style>
    <style:style style:name="P55" style:family="paragraph" style:parent-style-name="Text_20_body">
      <style:paragraph-properties>
        <style:tab-stops>
          <style:tab-stop style:position="0.6083in"/>
        </style:tab-stops>
      </style:paragraph-properties>
      <style:text-properties officeooo:rsid="004240b3" officeooo:paragraph-rsid="004240b3"/>
    </style:style>
    <style:style style:name="P56" style:family="paragraph" style:parent-style-name="Text_20_body">
      <style:paragraph-properties fo:text-align="justify" style:justify-single-word="false"/>
      <style:text-properties officeooo:rsid="00424c43" officeooo:paragraph-rsid="0043019a"/>
    </style:style>
    <style:style style:name="P57" style:family="paragraph" style:parent-style-name="Text_20_body">
      <style:paragraph-properties fo:text-align="justify" style:justify-single-word="false"/>
      <style:text-properties officeooo:rsid="00424c43" officeooo:paragraph-rsid="004b0500"/>
    </style:style>
    <style:style style:name="P58" style:family="paragraph" style:parent-style-name="Table_20_Contents">
      <style:paragraph-properties fo:text-align="justify" style:justify-single-word="false"/>
      <style:text-properties officeooo:rsid="00499c2f" officeooo:paragraph-rsid="00499c2f"/>
    </style:style>
    <style:style style:name="P59" style:family="paragraph" style:parent-style-name="Heading_20_2">
      <style:text-properties officeooo:paragraph-rsid="00499c2f"/>
    </style:style>
    <style:style style:name="P60" style:family="paragraph" style:parent-style-name="Text_20_body">
      <style:text-properties officeooo:rsid="004c584f" officeooo:paragraph-rsid="004c584f"/>
    </style:style>
    <style:style style:name="P61" style:family="paragraph" style:parent-style-name="Text_20_body">
      <style:paragraph-properties fo:text-align="justify" style:justify-single-word="false"/>
      <style:text-properties officeooo:rsid="004c584f" officeooo:paragraph-rsid="004c584f"/>
    </style:style>
    <style:style style:name="P62" style:family="paragraph" style:parent-style-name="Heading_20_1">
      <style:text-properties officeooo:paragraph-rsid="004dc232"/>
    </style:style>
    <style:style style:name="P63" style:family="paragraph" style:parent-style-name="Heading_20_1">
      <style:text-properties officeooo:rsid="004dc232" officeooo:paragraph-rsid="004dc232"/>
    </style:style>
    <style:style style:name="P64" style:family="paragraph" style:parent-style-name="Text_20_body">
      <style:text-properties officeooo:rsid="004dc232" officeooo:paragraph-rsid="004dc232"/>
    </style:style>
    <style:style style:name="P65" style:family="paragraph" style:parent-style-name="Text_20_body">
      <style:text-properties officeooo:rsid="00329eb3" officeooo:paragraph-rsid="004dc232"/>
    </style:style>
    <style:style style:name="P66" style:family="paragraph" style:parent-style-name="Text_20_body">
      <style:text-properties officeooo:rsid="00501086" officeooo:paragraph-rsid="00501086"/>
    </style:style>
    <style:style style:name="T1" style:family="text">
      <style:text-properties officeooo:rsid="0018105a"/>
    </style:style>
    <style:style style:name="T2" style:family="text">
      <style:text-properties officeooo:rsid="0023d958"/>
    </style:style>
    <style:style style:name="T3" style:family="text">
      <style:text-properties officeooo:rsid="00253ff5"/>
    </style:style>
    <style:style style:name="T4" style:family="text">
      <style:text-properties officeooo:rsid="00257821"/>
    </style:style>
    <style:style style:name="T5" style:family="text">
      <style:text-properties officeooo:rsid="00276f62"/>
    </style:style>
    <style:style style:name="T6" style:family="text">
      <style:text-properties officeooo:rsid="002894c5"/>
    </style:style>
    <style:style style:name="T7" style:family="text">
      <style:text-properties officeooo:rsid="002923cd"/>
    </style:style>
    <style:style style:name="T8" style:family="text">
      <style:text-properties officeooo:rsid="00296919"/>
    </style:style>
    <style:style style:name="T9" style:family="text">
      <style:text-properties officeooo:rsid="002ada43"/>
    </style:style>
    <style:style style:name="T10" style:family="text">
      <style:text-properties officeooo:rsid="002bde38"/>
    </style:style>
    <style:style style:name="T11" style:family="text">
      <style:text-properties officeooo:rsid="002ced27"/>
    </style:style>
    <style:style style:name="T12" style:family="text">
      <style:text-properties officeooo:rsid="002e7c82"/>
    </style:style>
    <style:style style:name="T13" style:family="text">
      <style:text-properties officeooo:rsid="002f7a5a"/>
    </style:style>
    <style:style style:name="T14" style:family="text">
      <style:text-properties officeooo:rsid="00329eb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351022"/>
    </style:style>
    <style:style style:name="T17" style:family="text">
      <style:text-properties officeooo:rsid="0039c1a7"/>
    </style:style>
    <style:style style:name="T18" style:family="text">
      <style:text-properties officeooo:rsid="003a9646"/>
    </style:style>
    <style:style style:name="T19" style:family="text">
      <style:text-properties officeooo:rsid="003c7602"/>
    </style:style>
    <style:style style:name="T20" style:family="text">
      <style:text-properties officeooo:rsid="003d709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3f346e"/>
    </style:style>
    <style:style style:name="T23" style:family="text">
      <style:text-properties officeooo:rsid="003f75a8"/>
    </style:style>
    <style:style style:name="T24" style:family="text">
      <style:text-properties officeooo:rsid="0040d1b0"/>
    </style:style>
    <style:style style:name="T25" style:family="text">
      <style:text-properties officeooo:rsid="004240b3"/>
    </style:style>
    <style:style style:name="T26" style:family="text">
      <style:text-properties officeooo:rsid="00424c43"/>
    </style:style>
    <style:style style:name="T27" style:family="text">
      <style:text-properties officeooo:rsid="0043019a"/>
    </style:style>
    <style:style style:name="T28" style:family="text">
      <style:text-properties officeooo:rsid="004679e6"/>
    </style:style>
    <style:style style:name="T29" style:family="text">
      <style:text-properties officeooo:rsid="0047eba6"/>
    </style:style>
    <style:style style:name="T30" style:family="text">
      <style:text-properties officeooo:rsid="00499c2f"/>
    </style:style>
    <style:style style:name="T31" style:family="text">
      <style:text-properties officeooo:rsid="004b0500"/>
    </style:style>
    <style:style style:name="T32" style:family="text">
      <style:text-properties officeooo:rsid="004c584f"/>
    </style:style>
    <style:style style:name="T33" style:family="text">
      <style:text-properties officeooo:rsid="004dc232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PGA-конструктор </text:p>
      <text:p text:style-name="P2">советских ЭВМ</text:p>
      <text:p text:style-name="P1"/>
      <text:p text:style-name="P4">МС1201.03</text:p>
      <text:p text:style-name="P4">МС1201.04</text:p>
      <text:p text:style-name="P5">ДВК-3М</text:p>
      <text:p text:style-name="P5">ДВК-4</text:p>
      <text:p text:style-name="P3"/>
      <text:p text:style-name="P12">Описание пр<text:span text:style-name="T1">оцессорного модуля</text:span></text:p>
      <text:p text:style-name="Text_20_body"/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6">Содержание</text:p>
          </text:index-title>
          <text:p text:style-name="P14"><text:a xlink:type="simple" xlink:href="#__RefHeading___Toc45_2546911039" text:style-name="Index_20_Link" text:visited-style-name="Index_20_Link">1. Введение<text:tab/>3</text:a></text:p>
          <text:p text:style-name="P14"><text:a xlink:type="simple" xlink:href="#__RefHeading___Toc47_2546911039" text:style-name="Index_20_Link" text:visited-style-name="Index_20_Link">2. Процессор 1801ВМ3<text:tab/>3</text:a></text:p>
          <text:p text:style-name="P15"><text:a xlink:type="simple" xlink:href="#__RefHeading___Toc53_2546911039" text:style-name="Index_20_Link" text:visited-style-name="Index_20_Link">2.1. Режим HALT<text:tab/>3</text:a></text:p>
          <text:p text:style-name="P15"><text:a xlink:type="simple" xlink:href="#__RefHeading___Toc55_2546911039" text:style-name="Index_20_Link" text:visited-style-name="Index_20_Link">2.2. Адресация памяти в HALT-режиме<text:tab/>3</text:a></text:p>
          <text:p text:style-name="P14"><text:a xlink:type="simple" xlink:href="#__RefHeading___Toc57_2546911039" text:style-name="Index_20_Link" text:visited-style-name="Index_20_Link">3. Структура теневого адресного пространства<text:tab/>4</text:a></text:p>
          <text:p text:style-name="P14"><text:a xlink:type="simple" xlink:href="#__RefHeading___Toc64_2546911039" text:style-name="Index_20_Link" text:visited-style-name="Index_20_Link">4. Интервальный таймер.<text:tab/>5</text:a></text:p>
          <text:p text:style-name="P14"><text:a xlink:type="simple" xlink:href="#__RefHeading___Toc66_2546911039" text:style-name="Index_20_Link" text:visited-style-name="Index_20_Link">5. Пультовый монитор<text:tab/>5</text:a></text:p>
          <text:p text:style-name="P15"><text:a xlink:type="simple" xlink:href="#__RefHeading___Toc447_882470477" text:style-name="Index_20_Link" text:visited-style-name="Index_20_Link">5.1. Монитор версии 134<text:tab/>6</text:a></text:p>
          <text:p text:style-name="P51"><text:a xlink:type="simple" xlink:href="#__RefHeading___Toc60_2546911039" text:style-name="Index_20_Link" text:visited-style-name="Index_20_Link">5.1.1. Команды монитора 134<text:tab/>6</text:a></text:p>
          <text:p text:style-name="P51"><text:a xlink:type="simple" xlink:href="#__RefHeading___Toc62_2546911039" text:style-name="Index_20_Link" text:visited-style-name="Index_20_Link">5.1.2. Резидентные загрузчики<text:tab/>6</text:a></text:p>
          <text:p text:style-name="P15"><text:a xlink:type="simple" xlink:href="#__RefHeading___Toc449_882470477" text:style-name="Index_20_Link" text:visited-style-name="Index_20_Link">5.2. Монитор версии 377.<text:tab/>7</text:a></text:p>
          <text:p text:style-name="P14"><text:a xlink:type="simple" xlink:href="#__RefHeading___Toc68_2546911039" text:style-name="Index_20_Link" text:visited-style-name="Index_20_Link">6. Подсистема Unibus Mapping<text:tab/>7</text:a></text:p>
          <text:p text:style-name="P14"><text:a xlink:type="simple" xlink:href="#__RefHeading___Toc70_2546911039" text:style-name="Index_20_Link" text:visited-style-name="Index_20_Link">7. Результаты тестирования<text:tab/>8</text:a></text:p>
          <text:p text:style-name="P14"><text:a xlink:type="simple" xlink:href="#__RefHeading___Toc72_2546911039" text:style-name="Index_20_Link" text:visited-style-name="Index_20_Link">8. Поддержка операционных систем<text:tab/>8</text:a></text:p>
        </text:index-body>
      </text:table-of-content>
      <text:p text:style-name="P6"/>
      <text:h text:style-name="P8" text:outline-level="1"><text:bookmark-start text:name="__RefHeading___Toc45_2546911039"/>1. Введение<text:bookmark-end text:name="__RefHeading___Toc45_2546911039"/></text:h>
      <text:p text:style-name="P7">Процессорные платы МС1201.03 и .04 - это самые старшие и развитые платы из всего славного семейства МС1201. Они основаны на процессоре 1801ВМ3, работают с 22-битным физическим адресом и позволяют запускать практически любые операционные системы - RSX-11M, RSTS/E, XM-монитор RT-11. Платы выполнены в том же самом форм-факторе, что и предыдущие платы семейства МС1201, снаружи из них выходит все та же шина МПИ, и они спокойно встают в ДВКшную корзину. На <text:span text:style-name="T2">основе этих плат были построены персональные ЭВМ ДВК-3М и ДВК-4.</text:span></text:p>
      <text:p text:style-name="P13">Отличие плат .03 и .04 - в установленном объеме памяти. Модификация .03 имеет на борту 256К ОЗУ, собранной из микросхем 565РУ5, а модификация .04 - 1М ОЗУ из микросхем 565РУ7. Соответственно, на обоих платах используется совершенно разная схема контроллера DRAM, в остальном отличий между платами нет. В данном проекте можно создать конфигурацию и с 256К, и с 1М ОЗУ, а также включить полный банк памяти объемом 4М, чего не встречалось в реальной жизни.</text:p>
      <text:h text:style-name="P10" text:outline-level="1"><text:bookmark-start text:name="__RefHeading___Toc47_2546911039"/>2. Процессор 1801ВМ3<text:bookmark-end text:name="__RefHeading___Toc47_2546911039"/></text:h>
      <text:p text:style-name="P9">ЦП 1801ВМ3 - это уникальная советская разработка, не имеющая аналогов от фирмы DEC. По системе команд процессор наиболее близок к PDP11/34, но его диспетчер памяти умеет работать с полным 22-битным адресом. Также, вместо микропрограммного ODT, как в F11, здесь реализован теневой режим и программная реализация теневого монитора, как и во всех предыдущих процессорах серии 1801.</text:p>
      <text:p text:style-name="P11">1801ВМ3 не имеет в своем составе процессора <text:span text:style-name="T3">плавающей точки FPP. Эта функциональность вынесена во внешнюю микросхему сопроцессора 1801ВМ4. Эта микросхема была выпущена очень малой партией и в реальной жизни мне не встречал</text:span><text:span text:style-name="T4">о</text:span><text:span text:style-name="T3">сь схем с ее использованием. На плате 1201.03/04 возможность установки сопроцессора не предусмотрена, поэтому вся математика с плавающей точкой требует программной реализации.</text:span></text:p>
      <text:h text:style-name="P59" text:outline-level="2"><text:bookmark-start text:name="__RefHeading___Toc53_2546911039"/>2.1. <text:span text:style-name="T30">Р</text:span>ежим <text:span text:style-name="T30">HALT</text:span><text:bookmark-end text:name="__RefHeading___Toc53_2546911039"/></text:h>
      <text:p text:style-name="P38">Как и все предыдущие процессоры линейки 1801, в процессоре ВМ3 присутствует программная реализация теневого <text:span text:style-name="T30">HALT-</text:span>режима. В этот режим процессор попадает <text:span text:style-name="T5">при выполнении команды HALT, </text:span>при двойной ошибке шины (ошибка шины при попытке выборки вектора 4 из памяти), <text:span text:style-name="T30">а также </text:span>через внешнее прерывание по входу HALT, <text:span text:style-name="T30">подключенное к переключателю «программа-пульт»</text:span>. В этом режиме процессор исполняет программу теневого пультового монитора, хранящуюся в ПЗУ. <text:span text:style-name="T10">При этом схема адресации памяти существенно отличается от обычного режима процессора.</text:span></text:p>
      <text:p text:style-name="P61">Выход из режима HALT производится после первой же инструкции RTI или RTT.</text:p>
      <text:h text:style-name="Heading_20_2" text:outline-level="2"><text:bookmark-start text:name="__RefHeading___Toc55_2546911039"/>2.2. Адресация памяти в <text:span text:style-name="T30">HALT-</text:span>режиме<text:bookmark-end text:name="__RefHeading___Toc55_2546911039"/></text:h>
      <text:p text:style-name="P37"><text:span text:style-name="T10">В режиме </text:span><text:span text:style-name="T30">HALT</text:span><text:span text:style-name="T10"> о</text:span>сновной диспетчер памяти отключается, <text:span text:style-name="T10">и никакой защиты адресного пространства с помощью описателей страниц PDR не производится. А</text:span>дресация 22-битного адресного пространства производится через специальные регистры PARH0-PARH3, <text:soft-page-break/><text:span text:style-name="T10">выполняющих функции регистров PAR обычного режима</text:span>. <text:span text:style-name="T6">Содержимое регистров PARH0,1 и 3 фиксировано, а регистр PARH2 доступен на шине по адресу 172512.</text:span></text:p>
      <text:p text:style-name="P36">Выбор регистра производится двумя старшими битами виртуального адреса А14-А15. <text:span text:style-name="T8">Адресный разряд А13 игнорируется. </text:span>Таким образом, виртуальное адресное пространство делится на 4 части <text:span text:style-name="T5">по 16К, </text:span><text:span text:style-name="T8">но каждая из частей состоит из 2 повторяющихся сегментов по 8К.</text:span></text:p>
      <text:p text:style-name="P3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row>
          <table:table-cell table:style-name="Таблица1.A1" office:value-type="string">
            <text:p text:style-name="P23">Регистр</text:p>
          </table:table-cell>
          <table:table-cell table:style-name="Таблица1.A1" office:value-type="string">
            <text:p text:style-name="P23">Содержимое</text:p>
          </table:table-cell>
          <table:table-cell table:style-name="Таблица1.A1" office:value-type="string">
            <text:p text:style-name="P23">Виртуальные адреса</text:p>
          </table:table-cell>
          <table:table-cell table:style-name="Таблица1.A1" office:value-type="string">
            <text:p text:style-name="P23">SEL</text:p>
          </table:table-cell>
          <table:table-cell table:style-name="Таблица1.E1" office:value-type="string">
            <text:p text:style-name="P23">Физические адреса</text:p>
          </table:table-cell>
        </table:table-row>
        <table:table-row>
          <table:table-cell table:style-name="Таблица1.A2" office:value-type="string">
            <text:p text:style-name="P22">PARH0</text:p>
          </table:table-cell>
          <table:table-cell table:style-name="Таблица1.A2" office:value-type="string">
            <text:p text:style-name="P27">000000</text:p>
          </table:table-cell>
          <table:table-cell table:style-name="Таблица1.A2" office:value-type="string">
            <text:p text:style-name="P27">000000-0<text:span text:style-name="T8">17777</text:span></text:p>
            <text:p text:style-name="P29">020000-037777</text:p>
          </table:table-cell>
          <table:table-cell table:style-name="Таблица1.A2" office:value-type="string">
            <text:p text:style-name="P26">*</text:p>
          </table:table-cell>
          <table:table-cell table:style-name="Таблица1.E2" office:value-type="string">
            <text:p text:style-name="P27">000000<text:span text:style-name="T8">00</text:span>-0<text:span text:style-name="T8">0017777</text:span></text:p>
          </table:table-cell>
        </table:table-row>
        <table:table-row>
          <table:table-cell table:style-name="Таблица1.A2" office:value-type="string">
            <text:p text:style-name="P22">PARH1</text:p>
          </table:table-cell>
          <table:table-cell table:style-name="Таблица1.A2" office:value-type="string">
            <text:p text:style-name="P58">000000</text:p>
          </table:table-cell>
          <table:table-cell table:style-name="Таблица1.A2" office:value-type="string">
            <text:p text:style-name="P29">040000-057777</text:p>
            <text:p text:style-name="P29">060000-077777</text:p>
          </table:table-cell>
          <table:table-cell table:style-name="Таблица1.A2" office:value-type="string">
            <text:p text:style-name="P26">*</text:p>
          </table:table-cell>
          <table:table-cell table:style-name="Таблица1.E2" office:value-type="string">
            <text:p text:style-name="P21"/>
          </table:table-cell>
        </table:table-row>
        <table:table-row>
          <table:table-cell table:style-name="Таблица1.A2" office:value-type="string">
            <text:p text:style-name="P22">PARH2</text:p>
          </table:table-cell>
          <table:table-cell table:style-name="Таблица1.A2" office:value-type="string">
            <text:p text:style-name="P27">произвольное</text:p>
          </table:table-cell>
          <table:table-cell table:style-name="Таблица1.A2" office:value-type="string">
            <text:p text:style-name="P30">100000-117777</text:p>
            <text:p text:style-name="P30">120000-137777</text:p>
          </table:table-cell>
          <table:table-cell table:style-name="Таблица1.A2" office:value-type="string">
            <text:p text:style-name="P21"/>
          </table:table-cell>
          <table:table-cell table:style-name="Таблица1.E2" office:value-type="string">
            <text:p text:style-name="P27">любые</text:p>
          </table:table-cell>
        </table:table-row>
        <table:table-row>
          <table:table-cell table:style-name="Таблица1.A2" office:value-type="string">
            <text:p text:style-name="P22">PARH3</text:p>
          </table:table-cell>
          <table:table-cell table:style-name="Таблица1.A2" office:value-type="string">
            <text:p text:style-name="P27">177600</text:p>
          </table:table-cell>
          <table:table-cell table:style-name="Таблица1.A2" office:value-type="string">
            <text:p text:style-name="P28">140000-<text:span text:style-name="T8">157777</text:span></text:p>
            <text:p text:style-name="P28"><text:span text:style-name="T8">160000-</text:span>177777</text:p>
          </table:table-cell>
          <table:table-cell table:style-name="Таблица1.A2" office:value-type="string">
            <text:p text:style-name="P21"/>
          </table:table-cell>
          <table:table-cell table:style-name="Таблица1.E2" office:value-type="string">
            <text:p text:style-name="P27">17760000-17777777</text:p>
          </table:table-cell>
        </table:table-row>
      </table:table>
      <text:p text:style-name="P35"/>
      <text:p text:style-name="P39">При обращении к адресному пространству через регистры PARH0 и 1 <text:span text:style-name="T11">(виртуальные адреса 000000-077777) </text:span>процессор формирует внешний сигнал SEL, показывая этим, что обращение идет не к основному, а к теневому адресному пространству. В этом пространстве располагается ПЗУ c программой <text:span text:style-name="T30">теневого пультового</text:span> монитора, и ОЗУ, которое использует монитор для хранения своих данных. Теневое адресное пространство изолировано, и доступно только в режиме <text:span text:style-name="T30">HALT</text:span>. Обычные программы пользователя доступа туда не имеют. </text:p>
      <text:h text:style-name="Heading_20_1" text:outline-level="1"><text:bookmark-start text:name="__RefHeading___Toc57_2546911039"/><text:span text:style-name="T17">3</text:span>. Структура теневого адресного пространства<text:bookmark-end text:name="__RefHeading___Toc57_2546911039"/></text:h>
      <text:p text:style-name="P32">На плате МС1201.03/04 установлено ПЗУ размером 8К, хранящее в себе микропрограмму теневого монитора (прошивка 134 <text:span text:style-name="T30">или 377</text:span>), а также теневое ОЗУ размером 512 байт. Распределение нижней части адресного пространства теневого режима: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4">Адрес</text:p>
          </table:table-cell>
          <table:table-cell table:style-name="Таблица2.B1" office:value-type="string">
            <text:p text:style-name="P24">Содержимое</text:p>
          </table:table-cell>
        </table:table-row>
        <table:table-row>
          <table:table-cell table:style-name="Таблица2.A2" office:value-type="string">
            <text:p text:style-name="P31">000000-0<text:span text:style-name="T12">13777</text:span></text:p>
          </table:table-cell>
          <table:table-cell table:style-name="Таблица2.B2" office:value-type="string">
            <text:p text:style-name="P33">ПЗУ 00000-13777</text:p>
          </table:table-cell>
        </table:table-row>
        <table:table-row>
          <table:table-cell table:style-name="Таблица2.A2" office:value-type="string">
            <text:p text:style-name="P33">014000-017777</text:p>
          </table:table-cell>
          <table:table-cell table:style-name="Таблица2.B2" office:value-type="string">
            <text:p text:style-name="P33">ОЗУ, 4 раза по 512 байт</text:p>
          </table:table-cell>
        </table:table-row>
      </table:table>
      <text:p text:style-name="P32"/>
      <text:p text:style-name="P34">Таким образом, из ПЗУ используется только 6К при полной емкости микросхемы 8К. А из ОЗУ - только 256 байт при полной емкости 2*2К (<text:span text:style-name="T13">на плате </text:span>установлены 2 микросхемы 573РУ8 по 2К каждая). </text:p>
      <text:p text:style-name="P34">Далее в адресном пространстве 020000-077777 еще 3 раза повторяется тот же самый блок - ПЗУ+ОЗУ. Такое бездарное использование емкости микросхем и адресного пространств<text:span text:style-name="T30">а</text:span> сделано, <text:span text:style-name="T30">согласно документации,</text:span> для упрощения схемы дешифрации теневого адреса.</text:p>
      <text:p text:style-name="P40"><text:soft-page-break/>Пространство <text:span text:style-name="T9">100000-117777, </text:span>адресуемое через регистр PARH2, исользуется для открытия окна в основное адресное пространство по любому адресу - через это окно теневой монитор получает доступ в основное ОЗУ.</text:p>
      <text:p text:style-name="P40">И, наконец, пространство <text:span text:style-name="T8">160000-</text:span><text:span text:style-name="T7">177777 </text:span>используется монитором для доступа к странице ввода-вывода.</text:p>
      <text:h text:style-name="Heading_20_1" text:outline-level="1"><text:bookmark-start text:name="__RefHeading___Toc66_2546911039"/><text:span text:style-name="T33">4</text:span>. <text:span text:style-name="T30">Пультовый</text:span> монитор<text:bookmark-end text:name="__RefHeading___Toc66_2546911039"/></text:h>
      <text:p text:style-name="P42"><text:span text:style-name="T30">Пультовый</text:span> монитор выполняет функции аппаратного пульта (консольный ODT), и позволяет просматривать и модифицировать любые ячейки памяти, регистры процессора и периферии, а также запускать программы с любого адреса. Кроме того, монитор имеет в своем составе набор резидентных тестов процессора и периферии, а также набор загрузчиков с различных внешних устройств.</text:p>
      <text:p text:style-name="P42">При включении питания ЭВМ монитор производит <text:span text:style-name="T24">начальный набор </text:span>тест<text:span text:style-name="T24">ов</text:span> и выводит на терминал <text:span text:style-name="T24">результаты тестирования и </text:span>установленный объем ОЗУ. В остальных случаях при получении управления монитор выводит на терминал виртуальный адрес, который был в регистре РС перед входом в монитор. <text:s/>Если вход в монитор происходит по инструкции процессора HALT, то этот адрес будет адресом инструкции, следующей за HALT.</text:p>
      <text:p text:style-name="P45">Затем монитор выводит на терминал промпт <text:span text:style-name="T15">@</text:span>, и переходит в режим ожидания команд.</text:p>
      <text:p text:style-name="P53">Существует 2 версии прошивки монитора - 134 и 377. Версия 134 является стандартной для п<text:span text:style-name="T28">л</text:span>ат МС1201.03/04, а версия 377 устанавливалась на платы, поставляемые в составе ЭВМ ДВК-4. Монитор 377 имеет более развитый командный язык, но не содержит в себе загрузчик с диска DM:., <text:span text:style-name="T28">а</text:span> <text:span text:style-name="T28">м</text:span>онитор версии 134 не имеет в своем составе загрузчика с дисков DX. <text:span text:style-name="T25">В состав данного проекта входят обе версии монитора, а выбор монитора, включаемого в конфигурацию, производится в файле config.v.</text:span></text:p>
      <text:h text:style-name="Heading_20_2" text:outline-level="2"><text:bookmark-start text:name="__RefHeading___Toc447_882470477"/><text:span text:style-name="T33">4</text:span>.1. Монитор версии 134<text:bookmark-end text:name="__RefHeading___Toc447_882470477"/></text:h>
      <text:p text:style-name="P55">Это штатный <text:span text:style-name="T30">пультовый </text:span>монитор для плат МС1201.03/04. <text:s/>При первоначальном включении платы производит тест ОЗУ, выводит на экран его объем и промпт <text:span text:style-name="T15">@</text:span>. </text:p>
      <text:h text:style-name="Heading_20_3" text:outline-level="3"><text:bookmark-start text:name="__RefHeading___Toc60_2546911039"/><text:span text:style-name="T33">4</text:span>.1.<text:span text:style-name="T25">1.</text:span> Команды монитора <text:span text:style-name="T25">134</text:span><text:bookmark-end text:name="__RefHeading___Toc60_2546911039"/></text:h>
      <text:p text:style-name="P46">Во всех командах, использующих адресацию к памяти, используется полный 22-битный физический адрес. Монитор ничего не знает о виртуальных адресах и текущих настройках диспетчера памяти.</text:p>
      <text:p text:style-name="P44">Монитор поддерживает набор команд, <text:span text:style-name="T31">в основном</text:span> <text:span text:style-name="T31">являющийся подмножеством стандартного набора команд ODT. реализованы следующие команды</text:span>:</text:p>
      <text:p text:style-name="P44"><text:span text:style-name="T15">;</text:span> - <text:span text:style-name="T20">отмена последнего введенного числа - можно вводить его заново</text:span></text:p>
      <text:p text:style-name="P44"><text:span text:style-name="T15">/</text:span> - <text:span text:style-name="T16">открывает ячейку по указанному или последнему использованному адресу.</text:span></text:p>
      <text:p text:style-name="P47"><text:span text:style-name="T15">CR</text:span> - закрывает ячейку, если было введено новое значение - записывает его.</text:p>
      <text:p text:style-name="P46"><text:span text:style-name="T15">LF</text:span> - <text:s/>открывает следующую ячейку (адрес+2)</text:p>
      <text:p text:style-name="P46"><text:soft-page-break/><text:span text:style-name="T15">^</text:span> - открывает предыдующую ячейку (адрес-2)</text:p>
      <text:p text:style-name="P48"><text:span text:style-name="T15">&gt;</text:span> - открывает ячейку, используя младший байт текущей ячейки как смещение (адресация <text:span text:style-name="T22">команды относительного перехода</text:span>)</text:p>
      <text:p text:style-name="P48"><text:span text:style-name="T15">_</text:span> - <text:s/><text:span text:style-name="T23">открывает ячейку, адрес которой равен &lt;адрес текущей ячейки&gt; + &lt;содержимое текущей ячейки&gt; + 2 (относительная адресация).</text:span></text:p>
      <text:p text:style-name="P46"><text:span text:style-name="T15">@</text:span> - закрывает текущую ячейку и открывает новую, адрес которой равен содержимому текущей ячейки (косвенная адресация)</text:p>
      <text:p text:style-name="P46"><text:span text:style-name="T15">$n</text:span> или <text:span text:style-name="T15">Rn</text:span> - открывает регистр процессора с номером n</text:p>
      <text:p text:style-name="P46"><text:span text:style-name="T15">RS</text:span> - открывает текущее PSW</text:p>
      <text:p text:style-name="P46"><text:span text:style-name="T15">G</text:span> - запуск программы по указанному адресу</text:p>
      <text:p text:style-name="P46"><text:span text:style-name="T15">P</text:span> - продолжение прерванной программы, адрес запуска берется из PC</text:p>
      <text:p text:style-name="P49"><text:span text:style-name="T15">B</text:span> - переход в режим начальной загрузки.</text:p>
      <text:p text:style-name="P52"><text:span text:style-name="T15">M</text:span> - печатает причину перехода в пультовый режим</text:p>
      <text:p text:style-name="P25">Tn <text:span text:style-name="T21">-</text:span> <text:span text:style-name="T21">запускает тест под номером n (0..7)</text:span></text:p>
      <text:h text:style-name="Heading_20_3" text:outline-level="3"><text:bookmark-start text:name="__RefHeading___Toc62_2546911039"/><text:span text:style-name="T33">4</text:span>.<text:span text:style-name="T25">1.</text:span>2. Резидентные загрузчики<text:bookmark-end text:name="__RefHeading___Toc62_2546911039"/></text:h>
      <text:p text:style-name="P49">После ввода команды В монитор на новой строке выводит промпт $, приглашая ввести двухбуквенное имя <text:s/>и номер устройства для загрузки. Поддерживаются следующие устройства:</text:p>
      <text:p text:style-name="P49"><text:span text:style-name="T15">DK</text:span>n - диск RK-03 (DK:)</text:p>
      <text:p text:style-name="P49"><text:span text:style-name="T15">DM</text:span>n - диск RK-06/07 (DM:)</text:p>
      <text:p text:style-name="P49"><text:span text:style-name="T15">DB</text:span>n - диск RP06 (DB:)</text:p>
      <text:p text:style-name="P49"><text:span text:style-name="T15">MX</text:span>n - дискета одинарной плотности (MX:)</text:p>
      <text:p text:style-name="P49"><text:span text:style-name="T15">MY</text:span>n - дискета двойной плотности (MY:)</text:p>
      <text:p text:style-name="P49"><text:span text:style-name="T15">DW</text:span>n - жесткий диск (DW:)</text:p>
      <text:p text:style-name="P49"><text:span text:style-name="T15">MT</text:span>n - магнитная лента TM-11 (MT:)</text:p>
      <text:p text:style-name="P49"><text:span text:style-name="T15">MM</text:span>n - магнитная лента двойной плотности (MM:)</text:p>
      <text:p text:style-name="P49"><text:span text:style-name="T15">CT</text:span>n - кассетная магнитная лента (CT:)</text:p>
      <text:p text:style-name="P49"><text:span text:style-name="T15">DP</text:span>n - диск RP02/03/04 (DP:)</text:p>
      <text:p text:style-name="P49"><text:span text:style-name="T15">DU</text:span>n - диск MSCP</text:p>
      <text:p text:style-name="P50"><text:span text:style-name="T15">R</text:span>Sn - Диск RS04 (DS:)</text:p>
      <text:p text:style-name="P50">И еще есть какой-то устройство RR, но что это такое я не разбирался.</text:p>
      <text:p text:style-name="P50">В штатном ПЗУ <text:span text:style-name="T26">134</text:span> практически все загрузчики содержат в себе <text:span text:style-name="T28">несколько </text:span>грубы<text:span text:style-name="T28">х</text:span> ошиб<text:span text:style-name="T28">ок</text:span> и неработоспособны. Нормально работают только загрузчики DW, MY и MX. Скорее всего, <text:soft-page-break/>диски всех других типов никто никогда не подключал к плате МС1201.02/03 и работу загрузчиков никто не проверял.</text:p>
      <text:p text:style-name="P50">Я исправил программный код всех загрузчиков, используемых в проекте. Теперь возможна загрузка со всех устройств, имеющихся в проекте, кроме гибких дисков DX.</text:p>
      <text:h text:style-name="Heading_20_2" text:outline-level="2"><text:bookmark-start text:name="__RefHeading___Toc449_882470477"/><text:span text:style-name="T33">4</text:span>.2. Монитор версии 377.<text:bookmark-end text:name="__RefHeading___Toc449_882470477"/></text:h>
      <text:p text:style-name="P57">Монитор 377, по сравнению с <text:span text:style-name="T27">134, имеет гораздо более развитые средства работы с памятью и отладки программ. Он позволяет работать не только с абсолютными физическими, но и с виртуальными адресами обоих пространств KERNEL и USER в соответствии с текущими настройками диспетчера памяти. Можно делать поиск слов в памяти, устанавливать точки останова программы, работать не только со словами, но и с байтами. Набор поддерживаемых загрузчиков с внешних устройств </text:span><text:span text:style-name="T33">несколько изменен по сравнению с монитором 134</text:span><text:span text:style-name="T27"> - имеются загрузчики VM,MY,DW,LL,LA,MX,DU,MT,DK,DP,DB,DS,DX. </text:span></text:p>
      <text:p text:style-name="P57"><text:span text:style-name="T27">Причем все загрузчики вполне работоспособны, в отличие от монитора 134. К сожалению, отсутствует загрузчик с диска DM. </text:span><text:span text:style-name="T29">Поэтому я доработал монитор, заменив загрузчик DU на загрузчик DM, поскольку реализация поддержки MSCP-дисков не входит в планы развития проекта. </text:span><text:span text:style-name="T30">Теперь монитор поддерживает все диски, входящие в проект.</text:span></text:p>
      <text:p text:style-name="P54">Этот монитор подробно описан в штатной документации, находящейся в файле doc/377.pdf, <text:span text:style-name="T26">здесь описание команд я приводить не буду.</text:span></text:p>
      <text:p text:style-name="P56"/>
      <text:h text:style-name="P62" text:outline-level="1"><text:bookmark-start text:name="__RefHeading___Toc64_2546911039"/><text:span text:style-name="T33">5</text:span>. Интервальный таймер.<text:bookmark-end text:name="__RefHeading___Toc64_2546911039"/></text:h>
      <text:p text:style-name="P41">Процессор 1801ВМ3 имеет отдельный вход EVNT, через который внешняя схема может вызывать периодические прерывания по вектору 100 с приоритетом 6. Так организуется подсчет системного времени. На плате 1201.03/04 на этот вход подаются просто импульсы с частотой 50 Гц, программное отключение таймера невозможно. В данной разработке реализована подсистема Line Time Clock (LTC), такая же, какая используется в машинах, <text:span text:style-name="T19">основанных</text:span> на плате KDF11B. Это упрощенный вариант сетевого таймера KW11L, имеющий единственный регистр по адресу 17777546, через который прерывания можно отключить. <text:span text:style-name="T14">Значимые биты регистра:</text:span></text:p>
      <text:p text:style-name="P43">D6 - IE, разрешение прерываний</text:p>
      <text:p text:style-name="P43">D5 - LTCMON, монитор импульсов таймера.</text:p>
      <text:p text:style-name="P43">Бит D5 сбрасывается записью в него 0, а устанавливается фронтом и<text:span text:style-name="T16">м</text:span>пульса прерывания от таймера.</text:p>
      <text:p text:style-name="P66">Если подсистема LTC не нужна, то можно закомментировать переменную LTC в файле конфигурации config.v — тогда на вход процессора EVNT будут просто подаваться имульсы с частотой 50 Гц, как на оригинальных платах.</text:p>
      <text:h text:style-name="P18" text:outline-level="1"><text:bookmark-start text:name="__RefHeading___Toc68_2546911039"/><text:soft-page-break/><text:span text:style-name="T32">6</text:span>. Подсистема Unibus Mapping<text:bookmark-end text:name="__RefHeading___Toc68_2546911039"/></text:h>
      <text:p text:style-name="P17">Большинство устройств, используемых в проекте, в режиме DMA умеют формировать только 18-битный адрес. Только дискета MY и MSCP-диск RH70 умеют формировать полный 22-битный адрес.</text:p>
      <text:p text:style-name="P17">Если в системе установлено только 256К ОЗУ (плата МС1201.03), то это не создает никаких проблем - адресное пространство укладывается в 18 бит. Однако при больших объемах памяти прямое исользование 18-битных устройств становится невозможным. Для снятия этого ограничения фирмой DEC разработана подсистема Unibus Mapping (UMR), предназначенная для преобразования 18-битного адреса, выставляемого устройством на адресную шину при DMA, в полный 22-битный адрес. Подсистема работает аналогично диспетчеру памяти, но не имеет никакх средств защиты - любая программа, имеющая доступ к странице ввода-вывода, может запустить DMA-обмен с любым физическим адресом.</text:p>
      <text:p text:style-name="P17">На платах МС1201.03/04 эта подсистема отсутствует. У МС1201.03 всего 256К ОЗУ, а к МС1201.04 никто никогда не подключал устройств, использующих 18-битный DMA. Но сам процессор ВМ3 имеет выход UMAP, предназначенный для включения UMR через регистр SR3. А раз так, то я эту подсистему в своем проекте реализовал - <text:span text:style-name="T18">иначе работа с большинством диском становится невозможным.</text:span></text:p>
      <text:h text:style-name="P19" text:outline-level="1"><text:bookmark-start text:name="__RefHeading___Toc70_2546911039"/><text:span text:style-name="T32">7</text:span>. Результаты тестирования<text:bookmark-end text:name="__RefHeading___Toc70_2546911039"/></text:h>
      <text:p text:style-name="P20">Полученная в результате аппаратная модель плат МС1201.03/04 полностью проходит тесты XXDP:</text:p>
      <text:p text:style-name="P20">FKAA - базовый тест инструкции 11/34</text:p>
      <text:p text:style-name="P20">FKAB - тест перываний и исключений 11/34</text:p>
      <text:p text:style-name="P20">FKAC - тест EIS 11/34</text:p>
      <text:p text:style-name="P20">FKTH - тест MMU 11/34 (18-битный режим)</text:p>
      <text:p text:style-name="P20">JKDA - тест MMU KDF11 (22-битный режим)</text:p>
      <text:p text:style-name="P60">Это, конечно, не доказывает, что в процессоре нет ошибок, поскольку эти тесты проходили изначально, еще на референсной схеме от VSLAV, а вот все ОС кроме RT-11SJ/FB и XXDP/SM отказывались грузиться. В результате в схеме процессора мной было выявлено 2 ошибки, которые VSLAV оперативно исправил. Возможно, есть еще ошибки, не влияющие на функционирование протестированного системного и прикладного ПО, которые буду выявлены в дальнейшем.</text:p>
      <text:h text:style-name="P19" text:outline-level="1"><text:bookmark-start text:name="__RefHeading___Toc72_2546911039"/><text:span text:style-name="T32">8</text:span>. Поддержка операционных систем<text:bookmark-end text:name="__RefHeading___Toc72_2546911039"/></text:h>
      <text:p text:style-name="P20">Были протестированы следующие операционные системы:</text:p>
      <text:p text:style-name="P20">XXDP</text:p>
      <text:p text:style-name="P20">RT-11, включая XM-монитор</text:p>
      <text:p text:style-name="P20">RAFOS, включая XM и TS-мониторы</text:p>
      <text:p text:style-name="P20"><text:soft-page-break/>TSX-11</text:p>
      <text:p text:style-name="P20">RSX-11M</text:p>
      <text:p text:style-name="P20">RSX-11M-PLUS</text:p>
      <text:p text:style-name="P20">RSTS/E</text:p>
      <text:p text:style-name="P20">Все системы работают практически без выявленных проблем. Единственная проблема, известная на данный момент - программа SAV систем RSX-11M и RSX-11M-Plus требует, чтобы контроллер диска RP06 (DB:) работал в режиме MSCP (RH70). В противном случае сохранение и восстановление системы работает неправильно. С причиной данной проблемы я пока не разобрался.</text:p>
      <text:h text:style-name="P63" text:outline-level="1">Приложение 1. Список регистров страницы ввода-вывода.</text:h>
      <text:p text:style-name="P64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00:18:50.986318169</meta:creation-date>
    <dc:date>2025-01-12T07:41:12.217116404</dc:date>
    <meta:editing-duration>PT3H48M41S</meta:editing-duration>
    <meta:editing-cycles>16</meta:editing-cycles>
    <meta:generator>LibreOffice/7.3.7.2$Linux_X86_64 LibreOffice_project/30$Build-2</meta:generator>
    <meta:document-statistic meta:table-count="2" meta:image-count="0" meta:object-count="0" meta:page-count="9" meta:paragraph-count="148" meta:word-count="1982" meta:character-count="13839" meta:non-whitespace-character-count="11994"/>
  </office:meta>
</office:document-meta>
</file>